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([.A1]/8512)*150" office:value-type="float" office:value="0" calcext:value-type="float">
            <text:p>0</text:p>
          </table:table-cell>
          <table:table-cell table:formula="of:=FLOOR([.B1]/60)" office:value-type="float" office:value="0" calcext:value-type="float">
            <text:p>0</text:p>
          </table:table-cell>
          <table:table-cell table:formula="of:=CEILING([.B1]-([.C1]*60))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FLOOR([.F1]/60)" office:value-type="float" office:value="0" calcext:value-type="float">
            <text:p>0</text:p>
          </table:table-cell>
          <table:table-cell table:formula="of:=CEILING([.F1]-([.H1]*60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2]/8512)*150" office:value-type="float" office:value="3.38345864661654" calcext:value-type="float">
            <text:p>3,38345864661654</text:p>
          </table:table-cell>
          <table:table-cell table:formula="of:=FLOOR([.B2]/60)" office:value-type="float" office:value="0" calcext:value-type="float">
            <text:p>0</text:p>
          </table:table-cell>
          <table:table-cell table:formula="of:=CEILING([.B2]-([.C2]*60))" office:value-type="float" office:value="4" calcext:value-type="float">
            <text:p>4</text:p>
          </table:table-cell>
          <table:table-cell/>
          <table:table-cell table:formula="of:=[.F1]+IF([.J2]=&quot;_&quot;;4;3)+2" office:value-type="float" office:value="5" calcext:value-type="float">
            <text:p>5</text:p>
          </table:table-cell>
          <table:table-cell table:formula="of:=IF([.J2]=&quot;_&quot;;&quot;&quot;;0)" office:value-type="float" office:value="0" calcext:value-type="float">
            <text:p>0</text:p>
          </table:table-cell>
          <table:table-cell table:formula="of:=IF([.J2]=&quot;_&quot;;&quot;&quot;;FLOOR([.F2]/60))" office:value-type="float" office:value="0" calcext:value-type="float">
            <text:p>0</text:p>
          </table:table-cell>
          <table:table-cell table:formula="of:=IF([.J2]=&quot;_&quot;;&quot;&quot;;CEILING([.F2]-([.H2]*60)))" office:value-type="float" office:value="5" calcext:value-type="float">
            <text:p>5</text:p>
          </table:table-cell>
          <table:table-cell office:value-type="string" calcext:value-type="string">
            <text:p>In the beginning,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A3]/8512)*150" office:value-type="float" office:value="5.92105263157895" calcext:value-type="float">
            <text:p>5,92105263157895</text:p>
          </table:table-cell>
          <table:table-cell table:formula="of:=FLOOR([.B3]/60)" office:value-type="float" office:value="0" calcext:value-type="float">
            <text:p>0</text:p>
          </table:table-cell>
          <table:table-cell table:formula="of:=CEILING([.B3]-([.C3]*60))" office:value-type="float" office:value="6" calcext:value-type="float">
            <text:p>6</text:p>
          </table:table-cell>
          <table:table-cell/>
          <table:table-cell table:formula="of:=[.F2]+IF([.J3]=&quot;_&quot;;4;3)" office:value-type="float" office:value="8" calcext:value-type="float">
            <text:p>8</text:p>
          </table:table-cell>
          <table:table-cell table:formula="of:=IF([.J3]=&quot;_&quot;;&quot;&quot;;0)" office:value-type="float" office:value="0" calcext:value-type="float">
            <text:p>0</text:p>
          </table:table-cell>
          <table:table-cell table:formula="of:=IF([.J3]=&quot;_&quot;;&quot;&quot;;FLOOR([.F3]/60))" office:value-type="float" office:value="0" calcext:value-type="float">
            <text:p>0</text:p>
          </table:table-cell>
          <table:table-cell table:formula="of:=IF([.J3]=&quot;_&quot;;&quot;&quot;;CEILING([.F3]-([.H3]*60)))" office:value-type="float" office:value="8" calcext:value-type="float">
            <text:p>8</text:p>
          </table:table-cell>
          <table:table-cell office:value-type="string" calcext:value-type="string">
            <text:p>the Earth was without form,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[.A4]/8512)*150" office:value-type="float" office:value="10.9962406015038" calcext:value-type="float">
            <text:p>10,9962406015038</text:p>
          </table:table-cell>
          <table:table-cell table:formula="of:=FLOOR([.B4]/60)" office:value-type="float" office:value="0" calcext:value-type="float">
            <text:p>0</text:p>
          </table:table-cell>
          <table:table-cell table:formula="of:=CEILING([.B4]-([.C4]*60))" office:value-type="float" office:value="11" calcext:value-type="float">
            <text:p>11</text:p>
          </table:table-cell>
          <table:table-cell/>
          <table:table-cell table:formula="of:=[.F3]+IF([.J4]=&quot;_&quot;;4;3)" office:value-type="float" office:value="11" calcext:value-type="float">
            <text:p>11</text:p>
          </table:table-cell>
          <table:table-cell table:formula="of:=IF([.J4]=&quot;_&quot;;&quot;&quot;;0)" office:value-type="float" office:value="0" calcext:value-type="float">
            <text:p>0</text:p>
          </table:table-cell>
          <table:table-cell table:formula="of:=IF([.J4]=&quot;_&quot;;&quot;&quot;;FLOOR([.F4]/60))" office:value-type="float" office:value="0" calcext:value-type="float">
            <text:p>0</text:p>
          </table:table-cell>
          <table:table-cell table:formula="of:=IF([.J4]=&quot;_&quot;;&quot;&quot;;CEILING([.F4]-([.H4]*60)))" office:value-type="float" office:value="11" calcext:value-type="float">
            <text:p>11</text:p>
          </table:table-cell>
          <table:table-cell office:value-type="string" calcext:value-type="string">
            <text:p>and void.</text:p>
          </table:table-cell>
        </table:table-row>
        <table:table-row table:style-name="ro1">
          <table:table-cell table:number-columns-repeated="5"/>
          <table:table-cell table:formula="of:=[.F4]+IF([.J5]=&quot;_&quot;;4;3)" office:value-type="float" office:value="15" calcext:value-type="float">
            <text:p>15</text:p>
          </table:table-cell>
          <table:table-cell table:formula="of:=IF([.J5]=&quot;_&quot;;&quot;&quot;;0)">
            <text:p/>
          </table:table-cell>
          <table:table-cell table:formula="of:=IF([.J5]=&quot;_&quot;;&quot;&quot;;FLOOR([.F5]/60))">
            <text:p/>
          </table:table-cell>
          <table:table-cell table:formula="of:=IF([.J5]=&quot;_&quot;;&quot;&quot;;CEILING([.F5]-([.H5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[.A6]/8512)*150" office:value-type="float" office:value="13.5338345864662" calcext:value-type="float">
            <text:p>13,5338345864662</text:p>
          </table:table-cell>
          <table:table-cell table:formula="of:=FLOOR([.B6]/60)" office:value-type="float" office:value="0" calcext:value-type="float">
            <text:p>0</text:p>
          </table:table-cell>
          <table:table-cell table:formula="of:=CEILING([.B6]-([.C6]*60))" office:value-type="float" office:value="14" calcext:value-type="float">
            <text:p>14</text:p>
          </table:table-cell>
          <table:table-cell/>
          <table:table-cell table:formula="of:=[.F5]+IF([.J6]=&quot;_&quot;;4;3)" office:value-type="float" office:value="18" calcext:value-type="float">
            <text:p>18</text:p>
          </table:table-cell>
          <table:table-cell table:formula="of:=IF([.J6]=&quot;_&quot;;&quot;&quot;;0)" office:value-type="float" office:value="0" calcext:value-type="float">
            <text:p>0</text:p>
          </table:table-cell>
          <table:table-cell table:formula="of:=IF([.J6]=&quot;_&quot;;&quot;&quot;;FLOOR([.F6]/60))" office:value-type="float" office:value="0" calcext:value-type="float">
            <text:p>0</text:p>
          </table:table-cell>
          <table:table-cell table:formula="of:=IF([.J6]=&quot;_&quot;;&quot;&quot;;CEILING([.F6]-([.H6]*60)))" office:value-type="float" office:value="18" calcext:value-type="float">
            <text:p>18</text:p>
          </table:table-cell>
          <table:table-cell office:value-type="string" calcext:value-type="string">
            <text:p>But the Sun shone upon the sleeping Earth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[.A7]/8512)*150" office:value-type="float" office:value="16.0714285714286" calcext:value-type="float">
            <text:p>16,0714285714286</text:p>
          </table:table-cell>
          <table:table-cell table:formula="of:=FLOOR([.B7]/60)" office:value-type="float" office:value="0" calcext:value-type="float">
            <text:p>0</text:p>
          </table:table-cell>
          <table:table-cell table:formula="of:=CEILING([.B7]-([.C7]*60))" office:value-type="float" office:value="17" calcext:value-type="float">
            <text:p>17</text:p>
          </table:table-cell>
          <table:table-cell/>
          <table:table-cell table:formula="of:=[.F6]+IF([.J7]=&quot;_&quot;;4;3)" office:value-type="float" office:value="21" calcext:value-type="float">
            <text:p>21</text:p>
          </table:table-cell>
          <table:table-cell table:formula="of:=IF([.J7]=&quot;_&quot;;&quot;&quot;;0)" office:value-type="float" office:value="0" calcext:value-type="float">
            <text:p>0</text:p>
          </table:table-cell>
          <table:table-cell table:formula="of:=IF([.J7]=&quot;_&quot;;&quot;&quot;;FLOOR([.F7]/60))" office:value-type="float" office:value="0" calcext:value-type="float">
            <text:p>0</text:p>
          </table:table-cell>
          <table:table-cell table:formula="of:=IF([.J7]=&quot;_&quot;;&quot;&quot;;CEILING([.F7]-([.H7]*60)))" office:value-type="float" office:value="21" calcext:value-type="float">
            <text:p>21</text:p>
          </table:table-cell>
          <table:table-cell office:value-type="string" calcext:value-type="string">
            <text:p>and deep inside the brittle crust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[.A8]/8512)*150" office:value-type="float" office:value="19.4548872180451" calcext:value-type="float">
            <text:p>19,4548872180451</text:p>
          </table:table-cell>
          <table:table-cell table:formula="of:=FLOOR([.B8]/60)" office:value-type="float" office:value="0" calcext:value-type="float">
            <text:p>0</text:p>
          </table:table-cell>
          <table:table-cell table:formula="of:=CEILING([.B8]-([.C8]*60))" office:value-type="float" office:value="20" calcext:value-type="float">
            <text:p>20</text:p>
          </table:table-cell>
          <table:table-cell/>
          <table:table-cell table:formula="of:=[.F7]+IF([.J8]=&quot;_&quot;;4;3)" office:value-type="float" office:value="24" calcext:value-type="float">
            <text:p>24</text:p>
          </table:table-cell>
          <table:table-cell table:formula="of:=IF([.J8]=&quot;_&quot;;&quot;&quot;;0)" office:value-type="float" office:value="0" calcext:value-type="float">
            <text:p>0</text:p>
          </table:table-cell>
          <table:table-cell table:formula="of:=IF([.J8]=&quot;_&quot;;&quot;&quot;;FLOOR([.F8]/60))" office:value-type="float" office:value="0" calcext:value-type="float">
            <text:p>0</text:p>
          </table:table-cell>
          <table:table-cell table:formula="of:=IF([.J8]=&quot;_&quot;;&quot;&quot;;CEILING([.F8]-([.H8]*60)))" office:value-type="float" office:value="24" calcext:value-type="float">
            <text:p>24</text:p>
          </table:table-cell>
          <table:table-cell office:value-type="string" calcext:value-type="string">
            <text:p>massive forces waited to be unleashed.</text:p>
          </table:table-cell>
        </table:table-row>
        <table:table-row table:style-name="ro1">
          <table:table-cell table:number-columns-repeated="5"/>
          <table:table-cell table:formula="of:=[.F8]+IF([.J9]=&quot;_&quot;;4;3)" office:value-type="float" office:value="28" calcext:value-type="float">
            <text:p>28</text:p>
          </table:table-cell>
          <table:table-cell table:formula="of:=IF([.J9]=&quot;_&quot;;&quot;&quot;;0)">
            <text:p/>
          </table:table-cell>
          <table:table-cell table:formula="of:=IF([.J9]=&quot;_&quot;;&quot;&quot;;FLOOR([.F9]/60))">
            <text:p/>
          </table:table-cell>
          <table:table-cell table:formula="of:=IF([.J9]=&quot;_&quot;;&quot;&quot;;CEILING([.F9]-([.H9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A10]/8512)*150" office:value-type="float" office:value="21.1466165413534" calcext:value-type="float">
            <text:p>21,1466165413534</text:p>
          </table:table-cell>
          <table:table-cell table:formula="of:=FLOOR([.B10]/60)" office:value-type="float" office:value="0" calcext:value-type="float">
            <text:p>0</text:p>
          </table:table-cell>
          <table:table-cell table:formula="of:=CEILING([.B10]-([.C10]*60))" office:value-type="float" office:value="22" calcext:value-type="float">
            <text:p>22</text:p>
          </table:table-cell>
          <table:table-cell/>
          <table:table-cell table:formula="of:=[.F9]+IF([.J10]=&quot;_&quot;;4;3)" office:value-type="float" office:value="31" calcext:value-type="float">
            <text:p>31</text:p>
          </table:table-cell>
          <table:table-cell table:formula="of:=IF([.J10]=&quot;_&quot;;&quot;&quot;;0)" office:value-type="float" office:value="0" calcext:value-type="float">
            <text:p>0</text:p>
          </table:table-cell>
          <table:table-cell table:formula="of:=IF([.J10]=&quot;_&quot;;&quot;&quot;;FLOOR([.F10]/60))" office:value-type="float" office:value="0" calcext:value-type="float">
            <text:p>0</text:p>
          </table:table-cell>
          <table:table-cell table:formula="of:=IF([.J10]=&quot;_&quot;;&quot;&quot;;CEILING([.F10]-([.H10]*60)))" office:value-type="float" office:value="31" calcext:value-type="float">
            <text:p>31</text:p>
          </table:table-cell>
          <table:table-cell office:value-type="string" calcext:value-type="string">
            <text:p>The seas parted <text:s/>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A11]/8512)*150" office:value-type="float" office:value="25.3759398496241" calcext:value-type="float">
            <text:p>25,3759398496241</text:p>
          </table:table-cell>
          <table:table-cell table:formula="of:=FLOOR([.B11]/60)" office:value-type="float" office:value="0" calcext:value-type="float">
            <text:p>0</text:p>
          </table:table-cell>
          <table:table-cell table:formula="of:=CEILING([.B11]-([.C11]*60))" office:value-type="float" office:value="26" calcext:value-type="float">
            <text:p>26</text:p>
          </table:table-cell>
          <table:table-cell/>
          <table:table-cell table:formula="of:=[.F10]+IF([.J11]=&quot;_&quot;;4;3)" office:value-type="float" office:value="34" calcext:value-type="float">
            <text:p>34</text:p>
          </table:table-cell>
          <table:table-cell table:formula="of:=IF([.J11]=&quot;_&quot;;&quot;&quot;;0)" office:value-type="float" office:value="0" calcext:value-type="float">
            <text:p>0</text:p>
          </table:table-cell>
          <table:table-cell table:formula="of:=IF([.J11]=&quot;_&quot;;&quot;&quot;;FLOOR([.F11]/60))" office:value-type="float" office:value="0" calcext:value-type="float">
            <text:p>0</text:p>
          </table:table-cell>
          <table:table-cell table:formula="of:=IF([.J11]=&quot;_&quot;;&quot;&quot;;CEILING([.F11]-([.H11]*60)))" office:value-type="float" office:value="34" calcext:value-type="float">
            <text:p>34</text:p>
          </table:table-cell>
          <table:table-cell office:value-type="string" calcext:value-type="string">
            <text:p>and great continents were formed.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([.A12]/8512)*150" office:value-type="float" office:value="28.7593984962406" calcext:value-type="float">
            <text:p>28,7593984962406</text:p>
          </table:table-cell>
          <table:table-cell table:formula="of:=FLOOR([.B12]/60)" office:value-type="float" office:value="0" calcext:value-type="float">
            <text:p>0</text:p>
          </table:table-cell>
          <table:table-cell table:formula="of:=CEILING([.B12]-([.C12]*60))" office:value-type="float" office:value="29" calcext:value-type="float">
            <text:p>29</text:p>
          </table:table-cell>
          <table:table-cell/>
          <table:table-cell table:formula="of:=[.F11]+IF([.J12]=&quot;_&quot;;4;3)" office:value-type="float" office:value="37" calcext:value-type="float">
            <text:p>37</text:p>
          </table:table-cell>
          <table:table-cell table:formula="of:=IF([.J12]=&quot;_&quot;;&quot;&quot;;0)" office:value-type="float" office:value="0" calcext:value-type="float">
            <text:p>0</text:p>
          </table:table-cell>
          <table:table-cell table:formula="of:=IF([.J12]=&quot;_&quot;;&quot;&quot;;FLOOR([.F12]/60))" office:value-type="float" office:value="0" calcext:value-type="float">
            <text:p>0</text:p>
          </table:table-cell>
          <table:table-cell table:formula="of:=IF([.J12]=&quot;_&quot;;&quot;&quot;;CEILING([.F12]-([.H12]*60)))" office:value-type="float" office:value="37" calcext:value-type="float">
            <text:p>37</text:p>
          </table:table-cell>
          <table:table-cell office:value-type="string" calcext:value-type="string">
            <text:p>The continents shifted, mountains arose.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([.A13]/8512)*150" office:value-type="float" office:value="32.9887218045113" calcext:value-type="float">
            <text:p>32,9887218045113</text:p>
          </table:table-cell>
          <table:table-cell table:formula="of:=FLOOR([.B13]/60)" office:value-type="float" office:value="0" calcext:value-type="float">
            <text:p>0</text:p>
          </table:table-cell>
          <table:table-cell table:formula="of:=CEILING([.B13]-([.C13]*60))" office:value-type="float" office:value="33" calcext:value-type="float">
            <text:p>33</text:p>
          </table:table-cell>
          <table:table-cell/>
          <table:table-cell table:formula="of:=[.F12]+IF([.J13]=&quot;_&quot;;4;3)" office:value-type="float" office:value="40" calcext:value-type="float">
            <text:p>40</text:p>
          </table:table-cell>
          <table:table-cell table:formula="of:=IF([.J13]=&quot;_&quot;;&quot;&quot;;0)" office:value-type="float" office:value="0" calcext:value-type="float">
            <text:p>0</text:p>
          </table:table-cell>
          <table:table-cell table:formula="of:=IF([.J13]=&quot;_&quot;;&quot;&quot;;FLOOR([.F13]/60))" office:value-type="float" office:value="0" calcext:value-type="float">
            <text:p>0</text:p>
          </table:table-cell>
          <table:table-cell table:formula="of:=IF([.J13]=&quot;_&quot;;&quot;&quot;;CEILING([.F13]-([.H13]*60)))" office:value-type="float" office:value="40" calcext:value-type="float">
            <text:p>40</text:p>
          </table:table-cell>
          <table:table-cell office:value-type="string" calcext:value-type="string">
            <text:p>Earthquakes spawned massive tidal waves.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([.A14]/8512)*150" office:value-type="float" office:value="35.5263157894737" calcext:value-type="float">
            <text:p>35,5263157894737</text:p>
          </table:table-cell>
          <table:table-cell table:formula="of:=FLOOR([.B14]/60)" office:value-type="float" office:value="0" calcext:value-type="float">
            <text:p>0</text:p>
          </table:table-cell>
          <table:table-cell table:formula="of:=CEILING([.B14]-([.C14]*60))" office:value-type="float" office:value="36" calcext:value-type="float">
            <text:p>36</text:p>
          </table:table-cell>
          <table:table-cell/>
          <table:table-cell table:formula="of:=[.F13]+IF([.J14]=&quot;_&quot;;4;3)" office:value-type="float" office:value="43" calcext:value-type="float">
            <text:p>43</text:p>
          </table:table-cell>
          <table:table-cell table:formula="of:=IF([.J14]=&quot;_&quot;;&quot;&quot;;0)" office:value-type="float" office:value="0" calcext:value-type="float">
            <text:p>0</text:p>
          </table:table-cell>
          <table:table-cell table:formula="of:=IF([.J14]=&quot;_&quot;;&quot;&quot;;FLOOR([.F14]/60))" office:value-type="float" office:value="0" calcext:value-type="float">
            <text:p>0</text:p>
          </table:table-cell>
          <table:table-cell table:formula="of:=IF([.J14]=&quot;_&quot;;&quot;&quot;;CEILING([.F14]-([.H14]*60)))" office:value-type="float" office:value="43" calcext:value-type="float">
            <text:p>43</text:p>
          </table:table-cell>
          <table:table-cell office:value-type="string" calcext:value-type="string">
            <text:p>Volcanoes erupted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([.A15]/8512)*150" office:value-type="float" office:value="39.7556390977444" calcext:value-type="float">
            <text:p>39,7556390977444</text:p>
          </table:table-cell>
          <table:table-cell table:formula="of:=FLOOR([.B15]/60)" office:value-type="float" office:value="0" calcext:value-type="float">
            <text:p>0</text:p>
          </table:table-cell>
          <table:table-cell table:formula="of:=CEILING([.B15]-([.C15]*60))" office:value-type="float" office:value="40" calcext:value-type="float">
            <text:p>40</text:p>
          </table:table-cell>
          <table:table-cell/>
          <table:table-cell table:formula="of:=[.F14]+IF([.J15]=&quot;_&quot;;4;3)" office:value-type="float" office:value="46" calcext:value-type="float">
            <text:p>46</text:p>
          </table:table-cell>
          <table:table-cell table:formula="of:=IF([.J15]=&quot;_&quot;;&quot;&quot;;0)" office:value-type="float" office:value="0" calcext:value-type="float">
            <text:p>0</text:p>
          </table:table-cell>
          <table:table-cell table:formula="of:=IF([.J15]=&quot;_&quot;;&quot;&quot;;FLOOR([.F15]/60))" office:value-type="float" office:value="0" calcext:value-type="float">
            <text:p>0</text:p>
          </table:table-cell>
          <table:table-cell table:formula="of:=IF([.J15]=&quot;_&quot;;&quot;&quot;;CEILING([.F15]-([.H15]*60)))" office:value-type="float" office:value="46" calcext:value-type="float">
            <text:p>46</text:p>
          </table:table-cell>
          <table:table-cell office:value-type="string" calcext:value-type="string">
            <text:p>and spewed forth fiery lava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([.A16]/8512)*150" office:value-type="float" office:value="41.4473684210526" calcext:value-type="float">
            <text:p>41,4473684210526</text:p>
          </table:table-cell>
          <table:table-cell table:formula="of:=FLOOR([.B16]/60)" office:value-type="float" office:value="0" calcext:value-type="float">
            <text:p>0</text:p>
          </table:table-cell>
          <table:table-cell table:formula="of:=CEILING([.B16]-([.C16]*60))" office:value-type="float" office:value="42" calcext:value-type="float">
            <text:p>42</text:p>
          </table:table-cell>
          <table:table-cell/>
          <table:table-cell table:formula="of:=[.F15]+IF([.J16]=&quot;_&quot;;4;3)" office:value-type="float" office:value="49" calcext:value-type="float">
            <text:p>49</text:p>
          </table:table-cell>
          <table:table-cell table:formula="of:=IF([.J16]=&quot;_&quot;;&quot;&quot;;0)" office:value-type="float" office:value="0" calcext:value-type="float">
            <text:p>0</text:p>
          </table:table-cell>
          <table:table-cell table:formula="of:=IF([.J16]=&quot;_&quot;;&quot;&quot;;FLOOR([.F16]/60))" office:value-type="float" office:value="0" calcext:value-type="float">
            <text:p>0</text:p>
          </table:table-cell>
          <table:table-cell table:formula="of:=IF([.J16]=&quot;_&quot;;&quot;&quot;;CEILING([.F16]-([.H16]*60)))" office:value-type="float" office:value="49" calcext:value-type="float">
            <text:p>49</text:p>
          </table:table-cell>
          <table:table-cell office:value-type="string" calcext:value-type="string">
            <text:p>and charged the atmosphere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([.A17]/8512)*150" office:value-type="float" office:value="43.984962406015" calcext:value-type="float">
            <text:p>43,984962406015</text:p>
          </table:table-cell>
          <table:table-cell table:formula="of:=FLOOR([.B17]/60)" office:value-type="float" office:value="0" calcext:value-type="float">
            <text:p>0</text:p>
          </table:table-cell>
          <table:table-cell table:formula="of:=CEILING([.B17]-([.C17]*60))" office:value-type="float" office:value="44" calcext:value-type="float">
            <text:p>44</text:p>
          </table:table-cell>
          <table:table-cell/>
          <table:table-cell table:formula="of:=[.F16]+IF([.J17]=&quot;_&quot;;4;3)" office:value-type="float" office:value="52" calcext:value-type="float">
            <text:p>52</text:p>
          </table:table-cell>
          <table:table-cell table:formula="of:=IF([.J17]=&quot;_&quot;;&quot;&quot;;0)" office:value-type="float" office:value="0" calcext:value-type="float">
            <text:p>0</text:p>
          </table:table-cell>
          <table:table-cell table:formula="of:=IF([.J17]=&quot;_&quot;;&quot;&quot;;FLOOR([.F17]/60))" office:value-type="float" office:value="0" calcext:value-type="float">
            <text:p>0</text:p>
          </table:table-cell>
          <table:table-cell table:formula="of:=IF([.J17]=&quot;_&quot;;&quot;&quot;;CEILING([.F17]-([.H17]*60)))" office:value-type="float" office:value="52" calcext:value-type="float">
            <text:p>52</text:p>
          </table:table-cell>
          <table:table-cell office:value-type="string" calcext:value-type="string">
            <text:p>with strange gases.</text:p>
          </table:table-cell>
        </table:table-row>
        <table:table-row table:style-name="ro1">
          <table:table-cell table:number-columns-repeated="5"/>
          <table:table-cell table:formula="of:=[.F17]+IF([.J18]=&quot;_&quot;;4;3)" office:value-type="float" office:value="56" calcext:value-type="float">
            <text:p>56</text:p>
          </table:table-cell>
          <table:table-cell table:formula="of:=IF([.J18]=&quot;_&quot;;&quot;&quot;;0)">
            <text:p/>
          </table:table-cell>
          <table:table-cell table:formula="of:=IF([.J18]=&quot;_&quot;;&quot;&quot;;FLOOR([.F18]/60))">
            <text:p/>
          </table:table-cell>
          <table:table-cell table:formula="of:=IF([.J18]=&quot;_&quot;;&quot;&quot;;CEILING([.F18]-([.H18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([.A19]/8512)*150" office:value-type="float" office:value="47.3684210526316" calcext:value-type="float">
            <text:p>47,3684210526316</text:p>
          </table:table-cell>
          <table:table-cell table:formula="of:=FLOOR([.B19]/60)" office:value-type="float" office:value="0" calcext:value-type="float">
            <text:p>0</text:p>
          </table:table-cell>
          <table:table-cell table:formula="of:=CEILING([.B19]-([.C19]*60))" office:value-type="float" office:value="48" calcext:value-type="float">
            <text:p>48</text:p>
          </table:table-cell>
          <table:table-cell/>
          <table:table-cell table:formula="of:=[.F18]+IF([.J19]=&quot;_&quot;;4;3)" office:value-type="float" office:value="59" calcext:value-type="float">
            <text:p>59</text:p>
          </table:table-cell>
          <table:table-cell table:formula="of:=IF([.J19]=&quot;_&quot;;&quot;&quot;;0)" office:value-type="float" office:value="0" calcext:value-type="float">
            <text:p>0</text:p>
          </table:table-cell>
          <table:table-cell table:formula="of:=IF([.J19]=&quot;_&quot;;&quot;&quot;;FLOOR([.F19]/60))" office:value-type="float" office:value="0" calcext:value-type="float">
            <text:p>0</text:p>
          </table:table-cell>
          <table:table-cell table:formula="of:=IF([.J19]=&quot;_&quot;;&quot;&quot;;CEILING([.F19]-([.H19]*60)))" office:value-type="float" office:value="59" calcext:value-type="float">
            <text:p>59</text:p>
          </table:table-cell>
          <table:table-cell office:value-type="string" calcext:value-type="string">
            <text:p>Into this swirling maelstrom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([.A20]/8512)*150" office:value-type="float" office:value="50.7518796992481" calcext:value-type="float">
            <text:p>50,7518796992481</text:p>
          </table:table-cell>
          <table:table-cell table:formula="of:=FLOOR([.B20]/60)" office:value-type="float" office:value="0" calcext:value-type="float">
            <text:p>0</text:p>
          </table:table-cell>
          <table:table-cell table:formula="of:=CEILING([.B20]-([.C20]*60))" office:value-type="float" office:value="51" calcext:value-type="float">
            <text:p>51</text:p>
          </table:table-cell>
          <table:table-cell/>
          <table:table-cell table:formula="of:=[.F19]+IF([.J20]=&quot;_&quot;;4;3)" office:value-type="float" office:value="62" calcext:value-type="float">
            <text:p>62</text:p>
          </table:table-cell>
          <table:table-cell table:formula="of:=IF([.J20]=&quot;_&quot;;&quot;&quot;;0)" office:value-type="float" office:value="0" calcext:value-type="float">
            <text:p>0</text:p>
          </table:table-cell>
          <table:table-cell table:formula="of:=IF([.J20]=&quot;_&quot;;&quot;&quot;;FLOOR([.F20]/60))" office:value-type="float" office:value="1" calcext:value-type="float">
            <text:p>1</text:p>
          </table:table-cell>
          <table:table-cell table:formula="of:=IF([.J20]=&quot;_&quot;;&quot;&quot;;CEILING([.F20]-([.H20]*60)))" office:value-type="float" office:value="2" calcext:value-type="float">
            <text:p>2</text:p>
          </table:table-cell>
          <table:table-cell office:value-type="string" calcext:value-type="string">
            <text:p>of Fire and Air and Water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([.A21]/8512)*150" office:value-type="float" office:value="55.8270676691729" calcext:value-type="float">
            <text:p>55,8270676691729</text:p>
          </table:table-cell>
          <table:table-cell table:formula="of:=FLOOR([.B21]/60)" office:value-type="float" office:value="0" calcext:value-type="float">
            <text:p>0</text:p>
          </table:table-cell>
          <table:table-cell table:formula="of:=CEILING([.B21]-([.C21]*60))" office:value-type="float" office:value="56" calcext:value-type="float">
            <text:p>56</text:p>
          </table:table-cell>
          <table:table-cell/>
          <table:table-cell table:formula="of:=[.F20]+IF([.J21]=&quot;_&quot;;4;3)" office:value-type="float" office:value="65" calcext:value-type="float">
            <text:p>65</text:p>
          </table:table-cell>
          <table:table-cell table:formula="of:=IF([.J21]=&quot;_&quot;;&quot;&quot;;0)" office:value-type="float" office:value="0" calcext:value-type="float">
            <text:p>0</text:p>
          </table:table-cell>
          <table:table-cell table:formula="of:=IF([.J21]=&quot;_&quot;;&quot;&quot;;FLOOR([.F21]/60))" office:value-type="float" office:value="1" calcext:value-type="float">
            <text:p>1</text:p>
          </table:table-cell>
          <table:table-cell table:formula="of:=IF([.J21]=&quot;_&quot;;&quot;&quot;;CEILING([.F21]-([.H21]*60)))" office:value-type="float" office:value="5" calcext:value-type="float">
            <text:p>5</text:p>
          </table:table-cell>
          <table:table-cell office:value-type="string" calcext:value-type="string">
            <text:p>the first stirrings of Life appeared: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([.A22]/8512)*150" office:value-type="float" office:value="60.9022556390977" calcext:value-type="float">
            <text:p>60,9022556390977</text:p>
          </table:table-cell>
          <table:table-cell table:formula="of:=FLOOR([.B22]/60)" office:value-type="float" office:value="1" calcext:value-type="float">
            <text:p>1</text:p>
          </table:table-cell>
          <table:table-cell table:formula="of:=CEILING([.B22]-([.C22]*60))" office:value-type="float" office:value="1" calcext:value-type="float">
            <text:p>1</text:p>
          </table:table-cell>
          <table:table-cell/>
          <table:table-cell table:formula="of:=[.F21]+IF([.J22]=&quot;_&quot;;4;3)" office:value-type="float" office:value="68" calcext:value-type="float">
            <text:p>68</text:p>
          </table:table-cell>
          <table:table-cell table:formula="of:=IF([.J22]=&quot;_&quot;;&quot;&quot;;0)" office:value-type="float" office:value="0" calcext:value-type="float">
            <text:p>0</text:p>
          </table:table-cell>
          <table:table-cell table:formula="of:=IF([.J22]=&quot;_&quot;;&quot;&quot;;FLOOR([.F22]/60))" office:value-type="float" office:value="1" calcext:value-type="float">
            <text:p>1</text:p>
          </table:table-cell>
          <table:table-cell table:formula="of:=IF([.J22]=&quot;_&quot;;&quot;&quot;;CEILING([.F22]-([.H22]*60)))" office:value-type="float" office:value="8" calcext:value-type="float">
            <text:p>8</text:p>
          </table:table-cell>
          <table:table-cell office:value-type="string" calcext:value-type="string">
            <text:p>tiny organisms, cells, and amoeba,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([.A23]/8512)*150" office:value-type="float" office:value="64.2857142857143" calcext:value-type="float">
            <text:p>64,2857142857143</text:p>
          </table:table-cell>
          <table:table-cell table:formula="of:=FLOOR([.B23]/60)" office:value-type="float" office:value="1" calcext:value-type="float">
            <text:p>1</text:p>
          </table:table-cell>
          <table:table-cell table:formula="of:=CEILING([.B23]-([.C23]*60))" office:value-type="float" office:value="5" calcext:value-type="float">
            <text:p>5</text:p>
          </table:table-cell>
          <table:table-cell/>
          <table:table-cell table:formula="of:=[.F22]+IF([.J23]=&quot;_&quot;;4;3)" office:value-type="float" office:value="71" calcext:value-type="float">
            <text:p>71</text:p>
          </table:table-cell>
          <table:table-cell table:formula="of:=IF([.J23]=&quot;_&quot;;&quot;&quot;;0)" office:value-type="float" office:value="0" calcext:value-type="float">
            <text:p>0</text:p>
          </table:table-cell>
          <table:table-cell table:formula="of:=IF([.J23]=&quot;_&quot;;&quot;&quot;;FLOOR([.F23]/60))" office:value-type="float" office:value="1" calcext:value-type="float">
            <text:p>1</text:p>
          </table:table-cell>
          <table:table-cell table:formula="of:=IF([.J23]=&quot;_&quot;;&quot;&quot;;CEILING([.F23]-([.H23]*60)))" office:value-type="float" office:value="11" calcext:value-type="float">
            <text:p>11</text:p>
          </table:table-cell>
          <table:table-cell office:value-type="string" calcext:value-type="string">
            <text:p>clinging to tiny sheltered habitats.</text:p>
          </table:table-cell>
        </table:table-row>
        <table:table-row table:style-name="ro1">
          <table:table-cell table:number-columns-repeated="5"/>
          <table:table-cell table:formula="of:=[.F23]+IF([.J24]=&quot;_&quot;;4;3)" office:value-type="float" office:value="75" calcext:value-type="float">
            <text:p>75</text:p>
          </table:table-cell>
          <table:table-cell table:formula="of:=IF([.J24]=&quot;_&quot;;&quot;&quot;;0)">
            <text:p/>
          </table:table-cell>
          <table:table-cell table:formula="of:=IF([.J24]=&quot;_&quot;;&quot;&quot;;FLOOR([.F24]/60))">
            <text:p/>
          </table:table-cell>
          <table:table-cell table:formula="of:=IF([.J24]=&quot;_&quot;;&quot;&quot;;CEILING([.F24]-([.H24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([.A25]/8512)*150" office:value-type="float" office:value="65.9774436090226" calcext:value-type="float">
            <text:p>65,9774436090226</text:p>
          </table:table-cell>
          <table:table-cell table:formula="of:=FLOOR([.B25]/60)" office:value-type="float" office:value="1" calcext:value-type="float">
            <text:p>1</text:p>
          </table:table-cell>
          <table:table-cell table:formula="of:=CEILING([.B25]-([.C25]*60))" office:value-type="float" office:value="6" calcext:value-type="float">
            <text:p>6</text:p>
          </table:table-cell>
          <table:table-cell/>
          <table:table-cell table:formula="of:=[.F24]+IF([.J25]=&quot;_&quot;;4;3)" office:value-type="float" office:value="78" calcext:value-type="float">
            <text:p>78</text:p>
          </table:table-cell>
          <table:table-cell table:formula="of:=IF([.J25]=&quot;_&quot;;&quot;&quot;;0)" office:value-type="float" office:value="0" calcext:value-type="float">
            <text:p>0</text:p>
          </table:table-cell>
          <table:table-cell table:formula="of:=IF([.J25]=&quot;_&quot;;&quot;&quot;;FLOOR([.F25]/60))" office:value-type="float" office:value="1" calcext:value-type="float">
            <text:p>1</text:p>
          </table:table-cell>
          <table:table-cell table:formula="of:=IF([.J25]=&quot;_&quot;;&quot;&quot;;CEILING([.F25]-([.H25]*60)))" office:value-type="float" office:value="18" calcext:value-type="float">
            <text:p>18</text:p>
          </table:table-cell>
          <table:table-cell office:value-type="string" calcext:value-type="string">
            <text:p>But the seeds of Life grew,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([.A26]/8512)*150" office:value-type="float" office:value="67.6691729323308" calcext:value-type="float">
            <text:p>67,6691729323308</text:p>
          </table:table-cell>
          <table:table-cell table:formula="of:=FLOOR([.B26]/60)" office:value-type="float" office:value="1" calcext:value-type="float">
            <text:p>1</text:p>
          </table:table-cell>
          <table:table-cell table:formula="of:=CEILING([.B26]-([.C26]*60))" office:value-type="float" office:value="8" calcext:value-type="float">
            <text:p>8</text:p>
          </table:table-cell>
          <table:table-cell/>
          <table:table-cell table:formula="of:=[.F25]+IF([.J26]=&quot;_&quot;;4;3)" office:value-type="float" office:value="81" calcext:value-type="float">
            <text:p>81</text:p>
          </table:table-cell>
          <table:table-cell table:formula="of:=IF([.J26]=&quot;_&quot;;&quot;&quot;;0)" office:value-type="float" office:value="0" calcext:value-type="float">
            <text:p>0</text:p>
          </table:table-cell>
          <table:table-cell table:formula="of:=IF([.J26]=&quot;_&quot;;&quot;&quot;;FLOOR([.F26]/60))" office:value-type="float" office:value="1" calcext:value-type="float">
            <text:p>1</text:p>
          </table:table-cell>
          <table:table-cell table:formula="of:=IF([.J26]=&quot;_&quot;;&quot;&quot;;CEILING([.F26]-([.H26]*60)))" office:value-type="float" office:value="21" calcext:value-type="float">
            <text:p>21</text:p>
          </table:table-cell>
          <table:table-cell office:value-type="string" calcext:value-type="string">
            <text:p>and strengthened, and spread,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([.A27]/8512)*150" office:value-type="float" office:value="69.3609022556391" calcext:value-type="float">
            <text:p>69,3609022556391</text:p>
          </table:table-cell>
          <table:table-cell table:formula="of:=FLOOR([.B27]/60)" office:value-type="float" office:value="1" calcext:value-type="float">
            <text:p>1</text:p>
          </table:table-cell>
          <table:table-cell table:formula="of:=CEILING([.B27]-([.C27]*60))" office:value-type="float" office:value="10" calcext:value-type="float">
            <text:p>10</text:p>
          </table:table-cell>
          <table:table-cell/>
          <table:table-cell table:formula="of:=[.F26]+IF([.J27]=&quot;_&quot;;4;3)" office:value-type="float" office:value="84" calcext:value-type="float">
            <text:p>84</text:p>
          </table:table-cell>
          <table:table-cell table:formula="of:=IF([.J27]=&quot;_&quot;;&quot;&quot;;0)" office:value-type="float" office:value="0" calcext:value-type="float">
            <text:p>0</text:p>
          </table:table-cell>
          <table:table-cell table:formula="of:=IF([.J27]=&quot;_&quot;;&quot;&quot;;FLOOR([.F27]/60))" office:value-type="float" office:value="1" calcext:value-type="float">
            <text:p>1</text:p>
          </table:table-cell>
          <table:table-cell table:formula="of:=IF([.J27]=&quot;_&quot;;&quot;&quot;;CEILING([.F27]-([.H27]*60)))" office:value-type="float" office:value="24" calcext:value-type="float">
            <text:p>24</text:p>
          </table:table-cell>
          <table:table-cell office:value-type="string" calcext:value-type="string">
            <text:p>and diversified,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([.A28]/8512)*150" office:value-type="float" office:value="71.0526315789474" calcext:value-type="float">
            <text:p>71,0526315789474</text:p>
          </table:table-cell>
          <table:table-cell table:formula="of:=FLOOR([.B28]/60)" office:value-type="float" office:value="1" calcext:value-type="float">
            <text:p>1</text:p>
          </table:table-cell>
          <table:table-cell table:formula="of:=CEILING([.B28]-([.C28]*60))" office:value-type="float" office:value="12" calcext:value-type="float">
            <text:p>12</text:p>
          </table:table-cell>
          <table:table-cell/>
          <table:table-cell table:formula="of:=[.F27]+IF([.J28]=&quot;_&quot;;4;3)" office:value-type="float" office:value="87" calcext:value-type="float">
            <text:p>87</text:p>
          </table:table-cell>
          <table:table-cell table:formula="of:=IF([.J28]=&quot;_&quot;;&quot;&quot;;0)" office:value-type="float" office:value="0" calcext:value-type="float">
            <text:p>0</text:p>
          </table:table-cell>
          <table:table-cell table:formula="of:=IF([.J28]=&quot;_&quot;;&quot;&quot;;FLOOR([.F28]/60))" office:value-type="float" office:value="1" calcext:value-type="float">
            <text:p>1</text:p>
          </table:table-cell>
          <table:table-cell table:formula="of:=IF([.J28]=&quot;_&quot;;&quot;&quot;;CEILING([.F28]-([.H28]*60)))" office:value-type="float" office:value="27" calcext:value-type="float">
            <text:p>27</text:p>
          </table:table-cell>
          <table:table-cell office:value-type="string" calcext:value-type="string">
            <text:p>and prospered,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([.A29]/8512)*150" office:value-type="float" office:value="74.4360902255639" calcext:value-type="float">
            <text:p>74,4360902255639</text:p>
          </table:table-cell>
          <table:table-cell table:formula="of:=FLOOR([.B29]/60)" office:value-type="float" office:value="1" calcext:value-type="float">
            <text:p>1</text:p>
          </table:table-cell>
          <table:table-cell table:formula="of:=CEILING([.B29]-([.C29]*60))" office:value-type="float" office:value="15" calcext:value-type="float">
            <text:p>15</text:p>
          </table:table-cell>
          <table:table-cell/>
          <table:table-cell table:formula="of:=[.F28]+IF([.J29]=&quot;_&quot;;4;3)" office:value-type="float" office:value="90" calcext:value-type="float">
            <text:p>90</text:p>
          </table:table-cell>
          <table:table-cell table:formula="of:=IF([.J29]=&quot;_&quot;;&quot;&quot;;0)" office:value-type="float" office:value="0" calcext:value-type="float">
            <text:p>0</text:p>
          </table:table-cell>
          <table:table-cell table:formula="of:=IF([.J29]=&quot;_&quot;;&quot;&quot;;FLOOR([.F29]/60))" office:value-type="float" office:value="1" calcext:value-type="float">
            <text:p>1</text:p>
          </table:table-cell>
          <table:table-cell table:formula="of:=IF([.J29]=&quot;_&quot;;&quot;&quot;;CEILING([.F29]-([.H29]*60)))" office:value-type="float" office:value="30" calcext:value-type="float">
            <text:p>30</text:p>
          </table:table-cell>
          <table:table-cell office:value-type="string" calcext:value-type="string">
            <text:p>and soon every continent and climate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([.A30]/8512)*150" office:value-type="float" office:value="77.8195488721805" calcext:value-type="float">
            <text:p>77,8195488721805</text:p>
          </table:table-cell>
          <table:table-cell table:formula="of:=FLOOR([.B30]/60)" office:value-type="float" office:value="1" calcext:value-type="float">
            <text:p>1</text:p>
          </table:table-cell>
          <table:table-cell table:formula="of:=CEILING([.B30]-([.C30]*60))" office:value-type="float" office:value="18" calcext:value-type="float">
            <text:p>18</text:p>
          </table:table-cell>
          <table:table-cell/>
          <table:table-cell table:formula="of:=[.F29]+IF([.J30]=&quot;_&quot;;4;3)" office:value-type="float" office:value="93" calcext:value-type="float">
            <text:p>93</text:p>
          </table:table-cell>
          <table:table-cell table:formula="of:=IF([.J30]=&quot;_&quot;;&quot;&quot;;0)" office:value-type="float" office:value="0" calcext:value-type="float">
            <text:p>0</text:p>
          </table:table-cell>
          <table:table-cell table:formula="of:=IF([.J30]=&quot;_&quot;;&quot;&quot;;FLOOR([.F30]/60))" office:value-type="float" office:value="1" calcext:value-type="float">
            <text:p>1</text:p>
          </table:table-cell>
          <table:table-cell table:formula="of:=IF([.J30]=&quot;_&quot;;&quot;&quot;;CEILING([.F30]-([.H30]*60)))" office:value-type="float" office:value="33" calcext:value-type="float">
            <text:p>33</text:p>
          </table:table-cell>
          <table:table-cell office:value-type="string" calcext:value-type="string">
            <text:p>teemed with Life.</text:p>
          </table:table-cell>
        </table:table-row>
        <table:table-row table:style-name="ro1">
          <table:table-cell table:number-columns-repeated="5"/>
          <table:table-cell table:formula="of:=[.F30]+IF([.J31]=&quot;_&quot;;4;3)" office:value-type="float" office:value="97" calcext:value-type="float">
            <text:p>97</text:p>
          </table:table-cell>
          <table:table-cell table:formula="of:=IF([.J31]=&quot;_&quot;;&quot;&quot;;0)">
            <text:p/>
          </table:table-cell>
          <table:table-cell table:formula="of:=IF([.J31]=&quot;_&quot;;&quot;&quot;;FLOOR([.F31]/60))">
            <text:p/>
          </table:table-cell>
          <table:table-cell table:formula="of:=IF([.J31]=&quot;_&quot;;&quot;&quot;;CEILING([.F31]-([.H31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([.A32]/8512)*150" office:value-type="float" office:value="81.203007518797" calcext:value-type="float">
            <text:p>81,203007518797</text:p>
          </table:table-cell>
          <table:table-cell table:formula="of:=FLOOR([.B32]/60)" office:value-type="float" office:value="1" calcext:value-type="float">
            <text:p>1</text:p>
          </table:table-cell>
          <table:table-cell table:formula="of:=CEILING([.B32]-([.C32]*60))" office:value-type="float" office:value="22" calcext:value-type="float">
            <text:p>22</text:p>
          </table:table-cell>
          <table:table-cell/>
          <table:table-cell table:formula="of:=[.F31]+IF([.J32]=&quot;_&quot;;4;3)" office:value-type="float" office:value="100" calcext:value-type="float">
            <text:p>100</text:p>
          </table:table-cell>
          <table:table-cell table:formula="of:=IF([.J32]=&quot;_&quot;;&quot;&quot;;0)" office:value-type="float" office:value="0" calcext:value-type="float">
            <text:p>0</text:p>
          </table:table-cell>
          <table:table-cell table:formula="of:=IF([.J32]=&quot;_&quot;;&quot;&quot;;FLOOR([.F32]/60))" office:value-type="float" office:value="1" calcext:value-type="float">
            <text:p>1</text:p>
          </table:table-cell>
          <table:table-cell table:formula="of:=IF([.J32]=&quot;_&quot;;&quot;&quot;;CEILING([.F32]-([.H32]*60)))" office:value-type="float" office:value="40" calcext:value-type="float">
            <text:p>40</text:p>
          </table:table-cell>
          <table:table-cell office:value-type="string" calcext:value-type="string">
            <text:p>And with Life came instinct,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([.A33]/8512)*150" office:value-type="float" office:value="84.5864661654135" calcext:value-type="float">
            <text:p>84,5864661654135</text:p>
          </table:table-cell>
          <table:table-cell table:formula="of:=FLOOR([.B33]/60)" office:value-type="float" office:value="1" calcext:value-type="float">
            <text:p>1</text:p>
          </table:table-cell>
          <table:table-cell table:formula="of:=CEILING([.B33]-([.C33]*60))" office:value-type="float" office:value="25" calcext:value-type="float">
            <text:p>25</text:p>
          </table:table-cell>
          <table:table-cell/>
          <table:table-cell table:formula="of:=[.F32]+IF([.J33]=&quot;_&quot;;4;3)" office:value-type="float" office:value="103" calcext:value-type="float">
            <text:p>103</text:p>
          </table:table-cell>
          <table:table-cell table:formula="of:=IF([.J33]=&quot;_&quot;;&quot;&quot;;0)" office:value-type="float" office:value="0" calcext:value-type="float">
            <text:p>0</text:p>
          </table:table-cell>
          <table:table-cell table:formula="of:=IF([.J33]=&quot;_&quot;;&quot;&quot;;FLOOR([.F33]/60))" office:value-type="float" office:value="1" calcext:value-type="float">
            <text:p>1</text:p>
          </table:table-cell>
          <table:table-cell table:formula="of:=IF([.J33]=&quot;_&quot;;&quot;&quot;;CEILING([.F33]-([.H33]*60)))" office:value-type="float" office:value="43" calcext:value-type="float">
            <text:p>43</text:p>
          </table:table-cell>
          <table:table-cell office:value-type="string" calcext:value-type="string">
            <text:p>and specialization, natural selection,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([.A34]/8512)*150" office:value-type="float" office:value="87.9699248120301" calcext:value-type="float">
            <text:p>87,9699248120301</text:p>
          </table:table-cell>
          <table:table-cell table:formula="of:=FLOOR([.B34]/60)" office:value-type="float" office:value="1" calcext:value-type="float">
            <text:p>1</text:p>
          </table:table-cell>
          <table:table-cell table:formula="of:=CEILING([.B34]-([.C34]*60))" office:value-type="float" office:value="28" calcext:value-type="float">
            <text:p>28</text:p>
          </table:table-cell>
          <table:table-cell/>
          <table:table-cell table:formula="of:=[.F33]+IF([.J34]=&quot;_&quot;;4;3)" office:value-type="float" office:value="106" calcext:value-type="float">
            <text:p>106</text:p>
          </table:table-cell>
          <table:table-cell table:formula="of:=IF([.J34]=&quot;_&quot;;&quot;&quot;;0)" office:value-type="float" office:value="0" calcext:value-type="float">
            <text:p>0</text:p>
          </table:table-cell>
          <table:table-cell table:formula="of:=IF([.J34]=&quot;_&quot;;&quot;&quot;;FLOOR([.F34]/60))" office:value-type="float" office:value="1" calcext:value-type="float">
            <text:p>1</text:p>
          </table:table-cell>
          <table:table-cell table:formula="of:=IF([.J34]=&quot;_&quot;;&quot;&quot;;CEILING([.F34]-([.H34]*60)))" office:value-type="float" office:value="46" calcext:value-type="float">
            <text:p>46</text:p>
          </table:table-cell>
          <table:table-cell office:value-type="string" calcext:value-type="string">
            <text:p>Reptiles, Dinosaurs, and Mammals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table:formula="of:=([.A35]/8512)*150" office:value-type="float" office:value="91.3533834586466" calcext:value-type="float">
            <text:p>91,3533834586466</text:p>
          </table:table-cell>
          <table:table-cell table:formula="of:=FLOOR([.B35]/60)" office:value-type="float" office:value="1" calcext:value-type="float">
            <text:p>1</text:p>
          </table:table-cell>
          <table:table-cell table:formula="of:=CEILING([.B35]-([.C35]*60))" office:value-type="float" office:value="32" calcext:value-type="float">
            <text:p>32</text:p>
          </table:table-cell>
          <table:table-cell/>
          <table:table-cell table:formula="of:=[.F34]+IF([.J35]=&quot;_&quot;;4;3)" office:value-type="float" office:value="109" calcext:value-type="float">
            <text:p>109</text:p>
          </table:table-cell>
          <table:table-cell table:formula="of:=IF([.J35]=&quot;_&quot;;&quot;&quot;;0)" office:value-type="float" office:value="0" calcext:value-type="float">
            <text:p>0</text:p>
          </table:table-cell>
          <table:table-cell table:formula="of:=IF([.J35]=&quot;_&quot;;&quot;&quot;;FLOOR([.F35]/60))" office:value-type="float" office:value="1" calcext:value-type="float">
            <text:p>1</text:p>
          </table:table-cell>
          <table:table-cell table:formula="of:=IF([.J35]=&quot;_&quot;;&quot;&quot;;CEILING([.F35]-([.H35]*60)))" office:value-type="float" office:value="49" calcext:value-type="float">
            <text:p>49</text:p>
          </table:table-cell>
          <table:table-cell office:value-type="string" calcext:value-type="string">
            <text:p>and finally there evolved a species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([.A36]/8512)*150" office:value-type="float" office:value="94.7368421052632" calcext:value-type="float">
            <text:p>94,7368421052632</text:p>
          </table:table-cell>
          <table:table-cell table:formula="of:=FLOOR([.B36]/60)" office:value-type="float" office:value="1" calcext:value-type="float">
            <text:p>1</text:p>
          </table:table-cell>
          <table:table-cell table:formula="of:=CEILING([.B36]-([.C36]*60))" office:value-type="float" office:value="35" calcext:value-type="float">
            <text:p>35</text:p>
          </table:table-cell>
          <table:table-cell/>
          <table:table-cell table:formula="of:=[.F35]+IF([.J36]=&quot;_&quot;;4;3)" office:value-type="float" office:value="112" calcext:value-type="float">
            <text:p>112</text:p>
          </table:table-cell>
          <table:table-cell table:formula="of:=IF([.J36]=&quot;_&quot;;&quot;&quot;;0)" office:value-type="float" office:value="0" calcext:value-type="float">
            <text:p>0</text:p>
          </table:table-cell>
          <table:table-cell table:formula="of:=IF([.J36]=&quot;_&quot;;&quot;&quot;;FLOOR([.F36]/60))" office:value-type="float" office:value="1" calcext:value-type="float">
            <text:p>1</text:p>
          </table:table-cell>
          <table:table-cell table:formula="of:=IF([.J36]=&quot;_&quot;;&quot;&quot;;CEILING([.F36]-([.H36]*60)))" office:value-type="float" office:value="52" calcext:value-type="float">
            <text:p>52</text:p>
          </table:table-cell>
          <table:table-cell office:value-type="string" calcext:value-type="string">
            <text:p>known as Man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([.A37]/8512)*150" office:value-type="float" office:value="98.1203007518797" calcext:value-type="float">
            <text:p>98,1203007518797</text:p>
          </table:table-cell>
          <table:table-cell table:formula="of:=FLOOR([.B37]/60)" office:value-type="float" office:value="1" calcext:value-type="float">
            <text:p>1</text:p>
          </table:table-cell>
          <table:table-cell table:formula="of:=CEILING([.B37]-([.C37]*60))" office:value-type="float" office:value="39" calcext:value-type="float">
            <text:p>39</text:p>
          </table:table-cell>
          <table:table-cell/>
          <table:table-cell table:formula="of:=[.F36]+IF([.J37]=&quot;_&quot;;4;3)" office:value-type="float" office:value="115" calcext:value-type="float">
            <text:p>115</text:p>
          </table:table-cell>
          <table:table-cell table:formula="of:=IF([.J37]=&quot;_&quot;;&quot;&quot;;0)" office:value-type="float" office:value="0" calcext:value-type="float">
            <text:p>0</text:p>
          </table:table-cell>
          <table:table-cell table:formula="of:=IF([.J37]=&quot;_&quot;;&quot;&quot;;FLOOR([.F37]/60))" office:value-type="float" office:value="1" calcext:value-type="float">
            <text:p>1</text:p>
          </table:table-cell>
          <table:table-cell table:formula="of:=IF([.J37]=&quot;_&quot;;&quot;&quot;;CEILING([.F37]-([.H37]*60)))" office:value-type="float" office:value="55" calcext:value-type="float">
            <text:p>55</text:p>
          </table:table-cell>
          <table:table-cell office:value-type="string" calcext:value-type="string">
            <text:p>and there appeared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([.A38]/8512)*150" office:value-type="float" office:value="101.503759398496" calcext:value-type="float">
            <text:p>101,503759398496</text:p>
          </table:table-cell>
          <table:table-cell table:formula="of:=FLOOR([.B38]/60)" office:value-type="float" office:value="1" calcext:value-type="float">
            <text:p>1</text:p>
          </table:table-cell>
          <table:table-cell table:formula="of:=CEILING([.B38]-([.C38]*60))" office:value-type="float" office:value="42" calcext:value-type="float">
            <text:p>42</text:p>
          </table:table-cell>
          <table:table-cell/>
          <table:table-cell table:formula="of:=[.F37]+IF([.J38]=&quot;_&quot;;4;3)" office:value-type="float" office:value="118" calcext:value-type="float">
            <text:p>118</text:p>
          </table:table-cell>
          <table:table-cell table:formula="of:=IF([.J38]=&quot;_&quot;;&quot;&quot;;0)" office:value-type="float" office:value="0" calcext:value-type="float">
            <text:p>0</text:p>
          </table:table-cell>
          <table:table-cell table:formula="of:=IF([.J38]=&quot;_&quot;;&quot;&quot;;FLOOR([.F38]/60))" office:value-type="float" office:value="1" calcext:value-type="float">
            <text:p>1</text:p>
          </table:table-cell>
          <table:table-cell table:formula="of:=IF([.J38]=&quot;_&quot;;&quot;&quot;;CEILING([.F38]-([.H38]*60)))" office:value-type="float" office:value="58" calcext:value-type="float">
            <text:p>58</text:p>
          </table:table-cell>
          <table:table-cell office:value-type="string" calcext:value-type="string">
            <text:p>the first faint glimmers of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[.A39]/8512)*150" office:value-type="float" office:value="105.733082706767" calcext:value-type="float">
            <text:p>105,733082706767</text:p>
          </table:table-cell>
          <table:table-cell table:formula="of:=FLOOR([.B39]/60)" office:value-type="float" office:value="1" calcext:value-type="float">
            <text:p>1</text:p>
          </table:table-cell>
          <table:table-cell table:formula="of:=CEILING([.B39]-([.C39]*60))" office:value-type="float" office:value="46" calcext:value-type="float">
            <text:p>46</text:p>
          </table:table-cell>
          <table:table-cell/>
          <table:table-cell table:formula="of:=[.F38]+IF([.J39]=&quot;_&quot;;4;3)" office:value-type="float" office:value="121" calcext:value-type="float">
            <text:p>121</text:p>
          </table:table-cell>
          <table:table-cell table:formula="of:=IF([.J39]=&quot;_&quot;;&quot;&quot;;0)" office:value-type="float" office:value="0" calcext:value-type="float">
            <text:p>0</text:p>
          </table:table-cell>
          <table:table-cell table:formula="of:=IF([.J39]=&quot;_&quot;;&quot;&quot;;FLOOR([.F39]/60))" office:value-type="float" office:value="2" calcext:value-type="float">
            <text:p>2</text:p>
          </table:table-cell>
          <table:table-cell table:formula="of:=IF([.J39]=&quot;_&quot;;&quot;&quot;;CEILING([.F39]-([.H39]*60)))" office:value-type="float" office:value="1" calcext:value-type="float">
            <text:p>1</text:p>
          </table:table-cell>
          <table:table-cell office:value-type="string" calcext:value-type="string">
            <text:p>Intelligence.</text:p>
          </table:table-cell>
        </table:table-row>
        <table:table-row table:style-name="ro1">
          <table:table-cell table:number-columns-repeated="5"/>
          <table:table-cell table:formula="of:=[.F39]+IF([.J40]=&quot;_&quot;;4;3)" office:value-type="float" office:value="125" calcext:value-type="float">
            <text:p>125</text:p>
          </table:table-cell>
          <table:table-cell table:formula="of:=IF([.J40]=&quot;_&quot;;&quot;&quot;;0)">
            <text:p/>
          </table:table-cell>
          <table:table-cell table:formula="of:=IF([.J40]=&quot;_&quot;;&quot;&quot;;FLOOR([.F40]/60))">
            <text:p/>
          </table:table-cell>
          <table:table-cell table:formula="of:=IF([.J40]=&quot;_&quot;;&quot;&quot;;CEILING([.F40]-([.H40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([.A41]/8512)*150" office:value-type="float" office:value="109.116541353383" calcext:value-type="float">
            <text:p>109,116541353383</text:p>
          </table:table-cell>
          <table:table-cell table:formula="of:=FLOOR([.B41]/60)" office:value-type="float" office:value="1" calcext:value-type="float">
            <text:p>1</text:p>
          </table:table-cell>
          <table:table-cell table:formula="of:=CEILING([.B41]-([.C41]*60))" office:value-type="float" office:value="50" calcext:value-type="float">
            <text:p>50</text:p>
          </table:table-cell>
          <table:table-cell/>
          <table:table-cell table:formula="of:=[.F40]+IF([.J41]=&quot;_&quot;;4;3)" office:value-type="float" office:value="128" calcext:value-type="float">
            <text:p>128</text:p>
          </table:table-cell>
          <table:table-cell table:formula="of:=IF([.J41]=&quot;_&quot;;&quot;&quot;;0)" office:value-type="float" office:value="0" calcext:value-type="float">
            <text:p>0</text:p>
          </table:table-cell>
          <table:table-cell table:formula="of:=IF([.J41]=&quot;_&quot;;&quot;&quot;;FLOOR([.F41]/60))" office:value-type="float" office:value="2" calcext:value-type="float">
            <text:p>2</text:p>
          </table:table-cell>
          <table:table-cell table:formula="of:=IF([.J41]=&quot;_&quot;;&quot;&quot;;CEILING([.F41]-([.H41]*60)))" office:value-type="float" office:value="8" calcext:value-type="float">
            <text:p>8</text:p>
          </table:table-cell>
          <table:table-cell office:value-type="string" calcext:value-type="string">
            <text:p>The fruits of intelligence were many: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table:formula="of:=([.A42]/8512)*150" office:value-type="float" office:value="111.654135338346" calcext:value-type="float">
            <text:p>111,654135338346</text:p>
          </table:table-cell>
          <table:table-cell table:formula="of:=FLOOR([.B42]/60)" office:value-type="float" office:value="1" calcext:value-type="float">
            <text:p>1</text:p>
          </table:table-cell>
          <table:table-cell table:formula="of:=CEILING([.B42]-([.C42]*60))" office:value-type="float" office:value="52" calcext:value-type="float">
            <text:p>52</text:p>
          </table:table-cell>
          <table:table-cell/>
          <table:table-cell table:formula="of:=[.F41]+IF([.J42]=&quot;_&quot;;4;3)" office:value-type="float" office:value="131" calcext:value-type="float">
            <text:p>131</text:p>
          </table:table-cell>
          <table:table-cell table:formula="of:=IF([.J42]=&quot;_&quot;;&quot;&quot;;0)" office:value-type="float" office:value="0" calcext:value-type="float">
            <text:p>0</text:p>
          </table:table-cell>
          <table:table-cell table:formula="of:=IF([.J42]=&quot;_&quot;;&quot;&quot;;FLOOR([.F42]/60))" office:value-type="float" office:value="2" calcext:value-type="float">
            <text:p>2</text:p>
          </table:table-cell>
          <table:table-cell table:formula="of:=IF([.J42]=&quot;_&quot;;&quot;&quot;;CEILING([.F42]-([.H42]*60)))" office:value-type="float" office:value="11" calcext:value-type="float">
            <text:p>11</text:p>
          </table:table-cell>
          <table:table-cell office:value-type="string" calcext:value-type="string">
            <text:p>fire, tools, and weapons,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table:formula="of:=([.A43]/8512)*150" office:value-type="float" office:value="115.037593984962" calcext:value-type="float">
            <text:p>115,037593984962</text:p>
          </table:table-cell>
          <table:table-cell table:formula="of:=FLOOR([.B43]/60)" office:value-type="float" office:value="1" calcext:value-type="float">
            <text:p>1</text:p>
          </table:table-cell>
          <table:table-cell table:formula="of:=CEILING([.B43]-([.C43]*60))" office:value-type="float" office:value="56" calcext:value-type="float">
            <text:p>56</text:p>
          </table:table-cell>
          <table:table-cell/>
          <table:table-cell table:formula="of:=[.F42]+IF([.J43]=&quot;_&quot;;4;3)" office:value-type="float" office:value="134" calcext:value-type="float">
            <text:p>134</text:p>
          </table:table-cell>
          <table:table-cell table:formula="of:=IF([.J43]=&quot;_&quot;;&quot;&quot;;0)" office:value-type="float" office:value="0" calcext:value-type="float">
            <text:p>0</text:p>
          </table:table-cell>
          <table:table-cell table:formula="of:=IF([.J43]=&quot;_&quot;;&quot;&quot;;FLOOR([.F43]/60))" office:value-type="float" office:value="2" calcext:value-type="float">
            <text:p>2</text:p>
          </table:table-cell>
          <table:table-cell table:formula="of:=IF([.J43]=&quot;_&quot;;&quot;&quot;;CEILING([.F43]-([.H43]*60)))" office:value-type="float" office:value="14" calcext:value-type="float">
            <text:p>14</text:p>
          </table:table-cell>
          <table:table-cell office:value-type="string" calcext:value-type="string">
            <text:p>the hunt, farming, and the sharing of food,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([.A44]/8512)*150" office:value-type="float" office:value="118.421052631579" calcext:value-type="float">
            <text:p>118,421052631579</text:p>
          </table:table-cell>
          <table:table-cell table:formula="of:=FLOOR([.B44]/60)" office:value-type="float" office:value="1" calcext:value-type="float">
            <text:p>1</text:p>
          </table:table-cell>
          <table:table-cell table:formula="of:=CEILING([.B44]-([.C44]*60))" office:value-type="float" office:value="59" calcext:value-type="float">
            <text:p>59</text:p>
          </table:table-cell>
          <table:table-cell/>
          <table:table-cell table:formula="of:=[.F43]+IF([.J44]=&quot;_&quot;;4;3)" office:value-type="float" office:value="137" calcext:value-type="float">
            <text:p>137</text:p>
          </table:table-cell>
          <table:table-cell table:formula="of:=IF([.J44]=&quot;_&quot;;&quot;&quot;;0)" office:value-type="float" office:value="0" calcext:value-type="float">
            <text:p>0</text:p>
          </table:table-cell>
          <table:table-cell table:formula="of:=IF([.J44]=&quot;_&quot;;&quot;&quot;;FLOOR([.F44]/60))" office:value-type="float" office:value="2" calcext:value-type="float">
            <text:p>2</text:p>
          </table:table-cell>
          <table:table-cell table:formula="of:=IF([.J44]=&quot;_&quot;;&quot;&quot;;CEILING([.F44]-([.H44]*60)))" office:value-type="float" office:value="17" calcext:value-type="float">
            <text:p>17</text:p>
          </table:table-cell>
          <table:table-cell office:value-type="string" calcext:value-type="string">
            <text:p>the family, the village, and the tribe.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([.A45]/8512)*150" office:value-type="float" office:value="123.496240601504" calcext:value-type="float">
            <text:p>123,496240601504</text:p>
          </table:table-cell>
          <table:table-cell table:formula="of:=FLOOR([.B45]/60)" office:value-type="float" office:value="2" calcext:value-type="float">
            <text:p>2</text:p>
          </table:table-cell>
          <table:table-cell table:formula="of:=CEILING([.B45]-([.C45]*60))" office:value-type="float" office:value="4" calcext:value-type="float">
            <text:p>4</text:p>
          </table:table-cell>
          <table:table-cell/>
          <table:table-cell table:formula="of:=[.F44]+IF([.J45]=&quot;_&quot;;4;3)" office:value-type="float" office:value="140" calcext:value-type="float">
            <text:p>140</text:p>
          </table:table-cell>
          <table:table-cell table:formula="of:=IF([.J45]=&quot;_&quot;;&quot;&quot;;0)" office:value-type="float" office:value="0" calcext:value-type="float">
            <text:p>0</text:p>
          </table:table-cell>
          <table:table-cell table:formula="of:=IF([.J45]=&quot;_&quot;;&quot;&quot;;FLOOR([.F45]/60))" office:value-type="float" office:value="2" calcext:value-type="float">
            <text:p>2</text:p>
          </table:table-cell>
          <table:table-cell table:formula="of:=IF([.J45]=&quot;_&quot;;&quot;&quot;;CEILING([.F45]-([.H45]*60)))" office:value-type="float" office:value="20" calcext:value-type="float">
            <text:p>20</text:p>
          </table:table-cell>
          <table:table-cell office:value-type="string" calcext:value-type="string">
            <text:p>Now it required but one more ingredient: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formula="of:=([.A46]/8512)*150" office:value-type="float" office:value="128.571428571429" calcext:value-type="float">
            <text:p>128,571428571429</text:p>
          </table:table-cell>
          <table:table-cell table:formula="of:=FLOOR([.B46]/60)" office:value-type="float" office:value="2" calcext:value-type="float">
            <text:p>2</text:p>
          </table:table-cell>
          <table:table-cell table:formula="of:=CEILING([.B46]-([.C46]*60))" office:value-type="float" office:value="9" calcext:value-type="float">
            <text:p>9</text:p>
          </table:table-cell>
          <table:table-cell/>
          <table:table-cell table:formula="of:=[.F45]+IF([.J46]=&quot;_&quot;;4;3)" office:value-type="float" office:value="143" calcext:value-type="float">
            <text:p>143</text:p>
          </table:table-cell>
          <table:table-cell table:formula="of:=IF([.J46]=&quot;_&quot;;&quot;&quot;;0)" office:value-type="float" office:value="0" calcext:value-type="float">
            <text:p>0</text:p>
          </table:table-cell>
          <table:table-cell table:formula="of:=IF([.J46]=&quot;_&quot;;&quot;&quot;;FLOOR([.F46]/60))" office:value-type="float" office:value="2" calcext:value-type="float">
            <text:p>2</text:p>
          </table:table-cell>
          <table:table-cell table:formula="of:=IF([.J46]=&quot;_&quot;;&quot;&quot;;CEILING([.F46]-([.H46]*60)))" office:value-type="float" office:value="23" calcext:value-type="float">
            <text:p>23</text:p>
          </table:table-cell>
          <table:table-cell office:value-type="string" calcext:value-type="string">
            <text:p>a great Leader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([.A47]/8512)*150" office:value-type="float" office:value="133.646616541353" calcext:value-type="float">
            <text:p>133,646616541353</text:p>
          </table:table-cell>
          <table:table-cell table:formula="of:=FLOOR([.B47]/60)" office:value-type="float" office:value="2" calcext:value-type="float">
            <text:p>2</text:p>
          </table:table-cell>
          <table:table-cell table:formula="of:=CEILING([.B47]-([.C47]*60))" office:value-type="float" office:value="14" calcext:value-type="float">
            <text:p>14</text:p>
          </table:table-cell>
          <table:table-cell/>
          <table:table-cell table:formula="of:=[.F46]+IF([.J47]=&quot;_&quot;;4;3)" office:value-type="float" office:value="146" calcext:value-type="float">
            <text:p>146</text:p>
          </table:table-cell>
          <table:table-cell table:formula="of:=IF([.J47]=&quot;_&quot;;&quot;&quot;;0)" office:value-type="float" office:value="0" calcext:value-type="float">
            <text:p>0</text:p>
          </table:table-cell>
          <table:table-cell table:formula="of:=IF([.J47]=&quot;_&quot;;&quot;&quot;;FLOOR([.F47]/60))" office:value-type="float" office:value="2" calcext:value-type="float">
            <text:p>2</text:p>
          </table:table-cell>
          <table:table-cell table:formula="of:=IF([.J47]=&quot;_&quot;;&quot;&quot;;CEILING([.F47]-([.H47]*60)))" office:value-type="float" office:value="26" calcext:value-type="float">
            <text:p>26</text:p>
          </table:table-cell>
          <table:table-cell office:value-type="string" calcext:value-type="string">
            <text:p>to unite the quarreling tribes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table:formula="of:=([.A48]/8512)*150" office:value-type="float" office:value="138.721804511278" calcext:value-type="float">
            <text:p>138,721804511278</text:p>
          </table:table-cell>
          <table:table-cell table:formula="of:=FLOOR([.B48]/60)" office:value-type="float" office:value="2" calcext:value-type="float">
            <text:p>2</text:p>
          </table:table-cell>
          <table:table-cell table:formula="of:=CEILING([.B48]-([.C48]*60))" office:value-type="float" office:value="19" calcext:value-type="float">
            <text:p>19</text:p>
          </table:table-cell>
          <table:table-cell/>
          <table:table-cell table:formula="of:=[.F47]+IF([.J48]=&quot;_&quot;;4;3)" office:value-type="float" office:value="149" calcext:value-type="float">
            <text:p>149</text:p>
          </table:table-cell>
          <table:table-cell table:formula="of:=IF([.J48]=&quot;_&quot;;&quot;&quot;;0)" office:value-type="float" office:value="0" calcext:value-type="float">
            <text:p>0</text:p>
          </table:table-cell>
          <table:table-cell table:formula="of:=IF([.J48]=&quot;_&quot;;&quot;&quot;;FLOOR([.F48]/60))" office:value-type="float" office:value="2" calcext:value-type="float">
            <text:p>2</text:p>
          </table:table-cell>
          <table:table-cell table:formula="of:=IF([.J48]=&quot;_&quot;;&quot;&quot;;CEILING([.F48]-([.H48]*60)))" office:value-type="float" office:value="29" calcext:value-type="float">
            <text:p>29</text:p>
          </table:table-cell>
          <table:table-cell office:value-type="string" calcext:value-type="string">
            <text:p>to harness the power of the land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table:formula="of:=([.A49]/8512)*150" office:value-type="float" office:value="142.105263157895" calcext:value-type="float">
            <text:p>142,105263157895</text:p>
          </table:table-cell>
          <table:table-cell table:formula="of:=FLOOR([.B49]/60)" office:value-type="float" office:value="2" calcext:value-type="float">
            <text:p>2</text:p>
          </table:table-cell>
          <table:table-cell table:formula="of:=CEILING([.B49]-([.C49]*60))" office:value-type="float" office:value="23" calcext:value-type="float">
            <text:p>23</text:p>
          </table:table-cell>
          <table:table-cell/>
          <table:table-cell table:formula="of:=[.F48]+IF([.J49]=&quot;_&quot;;4;3)" office:value-type="float" office:value="152" calcext:value-type="float">
            <text:p>152</text:p>
          </table:table-cell>
          <table:table-cell table:formula="of:=IF([.J49]=&quot;_&quot;;&quot;&quot;;0)" office:value-type="float" office:value="0" calcext:value-type="float">
            <text:p>0</text:p>
          </table:table-cell>
          <table:table-cell table:formula="of:=IF([.J49]=&quot;_&quot;;&quot;&quot;;FLOOR([.F49]/60))" office:value-type="float" office:value="2" calcext:value-type="float">
            <text:p>2</text:p>
          </table:table-cell>
          <table:table-cell table:formula="of:=IF([.J49]=&quot;_&quot;;&quot;&quot;;CEILING([.F49]-([.H49]*60)))" office:value-type="float" office:value="32" calcext:value-type="float">
            <text:p>32</text:p>
          </table:table-cell>
          <table:table-cell office:value-type="string" calcext:value-type="string">
            <text:p>to build a legacy</text:p>
          </table:table-cell>
        </table:table-row>
        <table:table-row table:style-name="ro1">
          <table:table-cell table:number-columns-repeated="5"/>
          <table:table-cell table:formula="of:=[.F49]+IF([.J50]=&quot;_&quot;;4;3)" office:value-type="float" office:value="155" calcext:value-type="float">
            <text:p>155</text:p>
          </table:table-cell>
          <table:table-cell table:formula="of:=IF([.J50]=&quot;_&quot;;&quot;&quot;;0)" office:value-type="float" office:value="0" calcext:value-type="float">
            <text:p>0</text:p>
          </table:table-cell>
          <table:table-cell table:formula="of:=IF([.J50]=&quot;_&quot;;&quot;&quot;;FLOOR([.F50]/60))" office:value-type="float" office:value="2" calcext:value-type="float">
            <text:p>2</text:p>
          </table:table-cell>
          <table:table-cell table:formula="of:=IF([.J50]=&quot;_&quot;;&quot;&quot;;CEILING([.F50]-([.H50]*60)))" office:value-type="float" office:value="35" calcext:value-type="float">
            <text:p>35</text:p>
          </table:table-cell>
          <table:table-cell office:value-type="string" calcext:value-type="string">
            <text:p>that would stand the test of time: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FLOOR([.B51]/60)" office:value-type="float" office:value="0" calcext:value-type="float">
            <text:p>0</text:p>
          </table:table-cell>
          <table:table-cell table:formula="of:=CEILING([.B51]-([.C51]*60))" office:value-type="float" office:value="0" calcext:value-type="float">
            <text:p>0</text:p>
          </table:table-cell>
          <table:table-cell/>
          <table:table-cell table:formula="of:=[.F50]+IF([.J51]=&quot;_&quot;;4;3)" office:value-type="float" office:value="159" calcext:value-type="float">
            <text:p>159</text:p>
          </table:table-cell>
          <table:table-cell table:formula="of:=IF([.J51]=&quot;_&quot;;&quot;&quot;;0)">
            <text:p/>
          </table:table-cell>
          <table:table-cell table:formula="of:=IF([.J51]=&quot;_&quot;;&quot;&quot;;FLOOR([.F51]/60))">
            <text:p/>
          </table:table-cell>
          <table:table-cell table:formula="of:=IF([.J51]=&quot;_&quot;;&quot;&quot;;CEILING([.F51]-([.H51]*60)))">
            <text:p/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5"/>
          <table:table-cell table:formula="of:=[.F51]+IF([.J52]=&quot;_&quot;;4;3)" office:value-type="float" office:value="162" calcext:value-type="float">
            <text:p>162</text:p>
          </table:table-cell>
          <table:table-cell table:formula="of:=IF([.J52]=&quot;_&quot;;&quot;&quot;;0)" office:value-type="float" office:value="0" calcext:value-type="float">
            <text:p>0</text:p>
          </table:table-cell>
          <table:table-cell table:formula="of:=IF([.J52]=&quot;_&quot;;&quot;&quot;;FLOOR([.F52]/60))" office:value-type="float" office:value="2" calcext:value-type="float">
            <text:p>2</text:p>
          </table:table-cell>
          <table:table-cell table:formula="of:=IF([.J52]=&quot;_&quot;;&quot;&quot;;CEILING([.F52]-([.H52]*60)))" office:value-type="float" office:value="42" calcext:value-type="float">
            <text:p>42</text:p>
          </table:table-cell>
          <table:table-cell office:value-type="string" calcext:value-type="string">
            <text:p>a CIVILIZATION!</text:p>
          </table:table-cell>
        </table:table-row>
        <table:table-row table:style-name="ro1">
          <table:table-cell table:number-columns-repeated="5"/>
          <table:table-cell table:formula="of:=[.F52]+IF([.J53]=&quot;_&quot;;4;3)" office:value-type="float" office:value="165" calcext:value-type="float">
            <text:p>165</text:p>
          </table:table-cell>
          <table:table-cell table:formula="of:=IF([.J53]=&quot;_&quot;;&quot;&quot;;0)" office:value-type="float" office:value="0" calcext:value-type="float">
            <text:p>0</text:p>
          </table:table-cell>
          <table:table-cell table:formula="of:=IF([.J53]=&quot;_&quot;;&quot;&quot;;FLOOR([.F53]/60))" office:value-type="float" office:value="2" calcext:value-type="float">
            <text:p>2</text:p>
          </table:table-cell>
          <table:table-cell table:formula="of:=IF([.J53]=&quot;_&quot;;&quot;&quot;;CEILING([.F53]-([.H53]*60)))" office:value-type="float" office:value="45" calcext:value-type="float">
            <text:p>4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7:16:02.326959533</meta:creation-date>
    <dc:date>2026-04-04T18:54:02.706593347</dc:date>
    <meta:editing-duration>PT20M35S</meta:editing-duration>
    <meta:editing-cycles>1</meta:editing-cycles>
    <meta:document-statistic meta:table-count="1" meta:cell-count="440" meta:object-count="0"/>
    <meta:generator>LibreOffice/26.2.1.2$Linux_X86_64 LibreOffice_project/620$Build-2</meta:generator>
  </office:meta>
</office:document-meta>
</file>